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_20__28_var_29_" svg:stroke-width="0.051cm" svg:stroke-color="#b3b3b3" draw:marker-start-width="0.276cm" draw:marker-end-width="0.276cm" draw:fill="none" draw:textarea-vertical-align="middl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false" fo:min-height="1.054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4" style:family="graphic" style:parent-style-name="standard">
      <style:graphic-properties svg:stroke-width="0.051cm" svg:stroke-color="#9999ff"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width="0.051cm" svg:stroke-color="#eeeeee"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6" style:family="graphic" style:parent-style-name="objectwithoutfill">
      <style:graphic-properties svg:stroke-width="0.051cm" svg:stroke-color="#b2b2b2" draw:marker-start-width="0.276cm" draw:marker-end="Arrow" draw:marker-end-width="0.254cm" draw:fill="none" draw:textarea-vertical-align="middle" fo:padding-top="0.15cm" fo:padding-bottom="0.15cm" fo:padding-left="0.275cm" fo:padding-right="0.275cm"/>
    </style:style>
    <style:style style:name="gr7" style:family="graphic" style:parent-style-name="standard">
      <style:graphic-properties svg:stroke-width="0.051cm" svg:stroke-color="#ffd320"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draw:textarea-horizontal-align="left" draw:auto-grow-height="true" draw:auto-grow-width="false" fo:min-height="0.13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808080" fo:font-size="12pt" fo:font-style="italic" style:font-size-asian="12pt" style:font-style-asian="italic" style:font-size-complex="12pt" style:font-style-complex="italic"/>
    </style:style>
    <style:style style:name="P3" style:family="paragraph">
      <style:text-properties fo:color="#808080" fo:font-size="12pt" fo:font-style="italic" fo:font-weight="normal" style:font-size-asian="12pt" style:font-style-asian="italic" style:font-weight-asian="normal" style:font-size-complex="12pt" style:font-style-complex="italic" style:font-weight-complex="normal"/>
    </style:style>
    <style:style style:name="P4" style:family="paragraph">
      <style:paragraph-properties fo:text-align="center"/>
      <style:text-properties fo:color="#666666" fo:font-size="13pt" style:font-size-asian="13pt" style:font-size-complex="13pt"/>
    </style:style>
    <style:style style:name="P5" style:family="paragraph">
      <style:paragraph-properties fo:text-align="center"/>
      <style:text-properties fo:color="#666666" fo:font-size="13pt" fo:font-style="italic" style:font-size-asian="13pt" style:font-style-asian="italic" style:font-size-complex="13pt" style:font-style-complex="italic"/>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center"/>
      <style:text-properties fo:color="#666666" fo:font-size="12pt" fo:font-style="italic" style:font-size-asian="12pt" style:font-style-asian="italic" style:font-size-complex="12pt" style:font-style-complex="italic"/>
    </style:style>
    <style:style style:name="P8" style:family="paragraph">
      <style:text-properties fo:color="#808080" fo:font-size="10pt" fo:font-style="normal" style:font-size-asian="10pt" style:font-style-asian="normal" style:font-size-complex="10pt" style:font-style-complex="normal"/>
    </style:style>
    <style:style style:name="P9" style:family="paragraph">
      <style:paragraph-properties fo:text-align="center"/>
      <style:text-properties fo:color="#666666" fo:font-size="14pt" fo:font-style="normal" fo:font-weight="bold" style:font-size-asian="14pt" style:font-style-asian="normal" style:font-weight-asian="bold" style:font-size-complex="14pt" style:font-style-complex="normal" style:font-weight-complex="bold"/>
    </style:style>
    <style:style style:name="T1" style:family="text">
      <style:text-properties fo:color="#808080" fo:font-size="12pt" fo:font-style="italic" style:font-size-asian="12pt" style:font-style-asian="italic" style:font-size-complex="12pt" style:font-style-complex="italic"/>
    </style:style>
    <style:style style:name="T2" style:family="text">
      <style:text-properties fo:color="#80808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666666" fo:font-size="13pt" style:font-size-asian="13pt" style:font-size-complex="13pt"/>
    </style:style>
    <style:style style:name="T4" style:family="text">
      <style:text-properties fo:color="#666666" fo:font-size="13pt" fo:font-style="italic" style:font-size-asian="13pt" style:font-style-asian="italic" style:font-size-complex="13pt" style:font-style-complex="italic"/>
    </style:style>
    <style:style style:name="T5" style:family="text">
      <style:text-properties fo:color="#666666" fo:font-size="12pt" fo:font-style="italic" style:font-size-asian="12pt" style:font-style-asian="italic" style:font-size-complex="12pt" style:font-style-complex="italic"/>
    </style:style>
    <style:style style:name="T6" style:family="text">
      <style:text-properties fo:font-size="10pt" style:font-size-asian="10pt" style:font-size-complex="10pt"/>
    </style:style>
    <style:style style:name="T7" style:family="text">
      <style:text-properties fo:color="#666666"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311cm" svg:y1="4.295cm" svg:x2="6.333cm" svg:y2="10.645cm">
          <text:p/>
        </draw:line>
        <draw:frame draw:style-name="gr2" draw:text-style-name="P2" draw:layer="layout" svg:width="8.381cm" svg:height="1.304cm" svg:x="1.635cm" svg:y="11.761cm">
          <draw:text-box>
            <text:p><text:span text:style-name="T1">We trust our own systems. Local machines are secure!</text:span></text:p>
          </draw:text-box>
        </draw:frame>
        <draw:frame draw:style-name="gr3" draw:text-style-name="P3" draw:layer="layout" svg:width="7.247cm" svg:height="1.207cm" svg:x="10.621cm" svg:y="11.724cm">
          <draw:text-box>
            <text:p><text:span text:style-name="T2">We don't trust the cloud. All providers are assumed to be evil!</text:span></text:p>
          </draw:text-box>
        </draw:frame>
        <draw:custom-shape draw:style-name="gr4" draw:text-style-name="P4" draw:layer="layout" svg:width="3.699cm" svg:height="0.951cm" svg:x="1.977cm" svg:y="4.776cm">
          <text:p text:style-name="P4"><text:span text:style-name="T3">Command Line</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2.286cm" svg:height="3.904cm" svg:x="7.327cm" svg:y="6.3cm">
          <draw:glue-point draw:id="4" svg:x="-5cm" svg:y="-4.03cm"/>
          <draw:glue-point draw:id="5" svg:x="-5cm" svg:y="-0.16cm"/>
          <draw:glue-point draw:id="6" svg:x="-5cm" svg:y="3.388cm"/>
          <draw:glue-point draw:id="7" svg:x="-5cm" svg:y="3.71cm"/>
          <text:p text:style-name="P5"><text:span text:style-name="T4">Syncany </text:span></text:p>
          <text:p text:style-name="P5"><text:span text:style-name="T4">Daemon</text:span></text:p>
          <draw:enhanced-geometry svg:viewBox="0 0 21600 21600" draw:mirror-horizontal="false" draw:mirror-vertical="false" draw:type="rectangle" draw:enhanced-path="M 0 0 L 21600 0 21600 21600 0 21600 0 0 Z N"/>
        </draw:custom-shape>
        <draw:line draw:style-name="gr1" draw:text-style-name="P1" draw:layer="layout" svg:x1="10.629cm" svg:y1="4.295cm" svg:x2="10.594cm" svg:y2="12.804cm">
          <text:p/>
        </draw:line>
        <draw:custom-shape draw:style-name="gr5" draw:text-style-name="P7" draw:layer="layout" svg:width="8.487cm" svg:height="0.824cm" svg:x="1.888cm" svg:y="10.872cm">
          <text:p text:style-name="P6"><text:span text:style-name="T5">Trustworthy</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7.636cm" svg:height="0.824cm" svg:x="10.848cm" svg:y="10.872cm">
          <text:p text:style-name="P6"><text:span text:style-name="T5">Not trustworthy</text:span></text:p>
          <draw:enhanced-geometry svg:viewBox="0 0 21600 21600" draw:mirror-horizontal="false" draw:mirror-vertical="false" draw:type="rectangle" draw:enhanced-path="M 0 0 L 21600 0 21600 21600 0 21600 0 0 Z N"/>
        </draw:custom-shape>
        <draw:line draw:style-name="gr6" draw:text-style-name="P1" draw:layer="layout" svg:x1="5.676cm" svg:y1="8.205cm" svg:x2="7.327cm" svg:y2="8.205cm">
          <text:p/>
        </draw:line>
        <draw:custom-shape draw:style-name="gr7" draw:text-style-name="P4" draw:layer="layout" svg:width="3.699cm" svg:height="0.951cm" svg:x="1.977cm" svg:y="7.762cm">
          <text:p text:style-name="P4"><text:span text:style-name="T3">Web Client</text:span></text:p>
          <draw:enhanced-geometry svg:viewBox="0 0 21600 21600" draw:mirror-horizontal="false" draw:mirror-vertical="false" draw:type="rectangle" draw:enhanced-path="M 0 0 L 21600 0 21600 21600 0 21600 0 0 Z N"/>
        </draw:custom-shape>
        <draw:line draw:style-name="gr6" draw:text-style-name="P1" draw:layer="layout" svg:x1="5.676cm" svg:y1="9.664cm" svg:x2="7.327cm" svg:y2="9.664cm">
          <text:p/>
        </draw:line>
        <draw:line draw:style-name="gr6" draw:text-style-name="P1" draw:layer="layout" svg:x1="5.676cm" svg:y1="6.681cm" svg:x2="7.327cm" svg:y2="6.681cm">
          <text:p/>
        </draw:line>
        <draw:custom-shape draw:style-name="gr7" draw:text-style-name="P4" draw:layer="layout" svg:width="3.699cm" svg:height="0.951cm" svg:x="1.977cm" svg:y="6.238cm">
          <text:p text:style-name="P4"><text:span text:style-name="T3">Mobile Client</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3.699cm" svg:height="0.951cm" svg:x="1.977cm" svg:y="9.221cm">
          <text:p text:style-name="P4"><text:span text:style-name="T3">Desktop Client</text:span></text:p>
          <draw:enhanced-geometry svg:viewBox="0 0 21600 21600" draw:mirror-horizontal="false" draw:mirror-vertical="false" draw:type="rectangle" draw:enhanced-path="M 0 0 L 21600 0 21600 21600 0 21600 0 0 Z N"/>
        </draw:custom-shape>
        <draw:line draw:style-name="gr6" draw:text-style-name="P1" draw:layer="layout" svg:x1="5.676cm" svg:y1="5.284cm" svg:x2="11.391cm" svg:y2="5.284cm">
          <text:p/>
        </draw:line>
        <draw:line draw:style-name="gr6" draw:text-style-name="P1" draw:layer="layout" svg:x1="8.47cm" svg:y1="5.284cm" svg:x2="8.47cm" svg:y2="6.3cm">
          <text:p/>
        </draw:line>
        <draw:line draw:style-name="gr6" draw:text-style-name="P1" draw:layer="layout" svg:x1="9.613cm" svg:y1="8.332cm" svg:x2="11.391cm" svg:y2="8.332cm">
          <text:p/>
        </draw:line>
        <draw:custom-shape draw:style-name="gr8" draw:text-style-name="P1" draw:layer="layout" svg:width="6.723cm" svg:height="5.207cm" svg:x="11.517cm" svg:y="5.157cm">
          <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2.667cm" svg:height="1.445cm" svg:x="12.769cm" svg:y="7.295cm">
          <draw:text-box>
            <text:p text:style-name="P8"><text:span text:style-name="T6">SFTP</text:span></text:p>
            <text:p text:style-name="P8"><text:span text:style-name="T6">FTP</text:span></text:p>
            <text:p text:style-name="P8"><text:span text:style-name="T6">WebDAV</text:span></text:p>
          </draw:text-box>
        </draw:frame>
        <draw:frame draw:style-name="gr9" draw:text-style-name="P8" draw:layer="layout" svg:width="2.667cm" svg:height="1.445cm" svg:x="14.628cm" svg:y="7.271cm">
          <draw:text-box>
            <text:p text:style-name="P8"><text:span text:style-name="T6">Amazon S3</text:span></text:p>
            <text:p text:style-name="P8"><text:span text:style-name="T6">Samba/CIFS</text:span></text:p>
            <text:p text:style-name="P8"><text:span text:style-name="T6">...</text:span></text:p>
          </draw:text-box>
        </draw:frame>
        <draw:frame draw:style-name="gr9" draw:text-style-name="P9" draw:layer="layout" svg:width="4.572cm" svg:height="0.806cm" svg:x="12.869cm" svg:y="6.327cm">
          <draw:text-box>
            <text:p text:style-name="P9"><text:span text:style-name="T7">Offsite Storage</text:span></text:p>
          </draw:text-box>
        </draw:frame>
        <draw:frame draw:style-name="gr10" draw:layer="layout" svg:width="16.263cm" svg:height="5.939cm" svg:x="1.889cm" svg:y="16.875cm">
          <draw:text-box>
            <text:p>The export to PNG function in OpenOffice Draw doesn't </text:p>
            <text:p>do anti-aliasing.</text:p>
            <text:p/>
            <text:p>Export to PNG:</text:p>
            <text:p>1. Select diagram</text:p>
            <text:p>2. Ctrl+C → Ctrl+V in Gimp </text:p>
            <text:p>3. In Gimp: Colors → Colors to Alpha … → White </text:p>
            <text:p>4. In Gimp: File → Export … → P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meta:initial-creator>
    <meta:creation-date>2014-08-21T22:46:08.377985337</meta:creation-date>
    <dc:date>2014-08-22T09:16:09.019075656</dc:date>
    <dc:creator>Philipp </dc:creator>
    <meta:editing-duration>PT10H17M17S</meta:editing-duration>
    <meta:editing-cycles>15</meta:editing-cycles>
    <meta:generator>LibreOffice/4.1.3.2$Linux_X86_64 LibreOffice_project/410m0$Build-2</meta:generator>
    <meta:document-statistic meta:object-count="22"/>
  </office:meta>
</office:document-meta>
</file>